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1.2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 calcext:value-type="string">
            <text:p>beta/ko from OpenParEM2D with 7th order elements with 2X finer mesh at the port than for the 3D simulation and |Zo| convergence of 1.33063e-11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 GHz</text:p>
          </table:table-cell>
          <table:table-cell office:value-type="string" calcext:value-type="string">
            <text:p>beta/ko=</text:p>
          </table:table-cell>
          <table:table-cell office:value-type="float" office:value="0.92114842475785" calcext:value-type="float">
            <text:p>0.921148424757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9000000000*SQRT(0.0000004*PI()*0.0000000000088541878176)" office:value-type="float" office:value="188.626051975434" calcext:value-type="float">
            <text:p>188.6260519754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style-name="ce7" table:formula="of:=[.C4]*[.C5]" office:value-type="float" office:value="173.752590645464" calcext:value-type="float">
            <text:p>173.7525906454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se shift=</text:p>
          </table:table-cell>
          <table:table-cell table:style-name="ce7" table:formula="of:=-[.C6]*0.1*180/PI()+3*360" office:value-type="float" office:value="84.470987655067" calcext:value-type="float">
            <text:p>84.470987655067</text:p>
          </table:table-cell>
          <table:table-cell office:value-type="float" office:value="84.470987655067" calcext:value-type="float">
            <text:p>84.4709876550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ha=</text:p>
          </table:table-cell>
          <table:table-cell table:style-name="ce7" office:value-type="float" office:value="0.176157044842839" calcext:value-type="float">
            <text:p>0.176157044842839</text:p>
          </table:table-cell>
          <table:table-cell table:formula="of:=[.C8]*0.098" office:value-type="float" office:value="0.0172633903945982" calcext:value-type="float">
            <text:p>0.017263390394598</text:p>
          </table:table-cell>
          <table:table-cell office:value-type="float" office:value="0.0172633903945982" calcext:value-type="float">
            <text:p>0.017263390394598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11 GHz</text:p>
          </table:table-cell>
          <table:table-cell office:value-type="string" calcext:value-type="string">
            <text:p>beta/ko=</text:p>
          </table:table-cell>
          <table:table-cell office:value-type="float" office:value="1.07088508450595" calcext:value-type="float">
            <text:p>1.070885084505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11000000000*SQRT(0.0000004*PI()*0.0000000000088541878176)" office:value-type="float" office:value="230.54295241442" calcext:value-type="float">
            <text:p>230.542952414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style-name="ce7" table:formula="of:=[.C10]*[.C11]" office:value-type="float" office:value="246.885009078567" calcext:value-type="float">
            <text:p>246.8850090785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se shift=</text:p>
          </table:table-cell>
          <table:table-cell table:style-name="ce7" table:formula="of:=-[.C12]*0.1*180/PI()+4*360" office:value-type="float" office:value="25.4530954749102" calcext:value-type="float">
            <text:p>25.4530954749102</text:p>
          </table:table-cell>
          <table:table-cell office:value-type="float" office:value="25.4530954749102" calcext:value-type="float">
            <text:p>25.45309547491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ha=</text:p>
          </table:table-cell>
          <table:table-cell table:style-name="ce7" office:value-type="float" office:value="0.174982171359986" calcext:value-type="float">
            <text:p>0.174982171359986</text:p>
          </table:table-cell>
          <table:table-cell table:formula="of:=[.C14]*0.098" office:value-type="float" office:value="0.0171482527932786" calcext:value-type="float">
            <text:p>0.017148252793279</text:p>
          </table:table-cell>
          <table:table-cell office:value-type="float" office:value="0.0171482527932786" calcext:value-type="float">
            <text:p>0.017148252793279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fo:color="#000000"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3:49:50.940734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17T07:09:04</meta:creation-date>
    <dc:date>2024-05-01T14:37:23.816081537</dc:date>
    <meta:editing-duration>P1DT3H50M21S</meta:editing-duration>
    <meta:editing-cycles>81</meta:editing-cycles>
    <meta:generator>LibreOffice/6.4.7.2$Linux_X86_64 LibreOffice_project/40$Build-2</meta:generator>
    <meta:document-statistic meta:table-count="3" meta:cell-count="29" meta:object-count="0"/>
  </office:meta>
</office:document-meta>
</file>